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20.16pt" svg:height="332.05pt" svg:x="724.48pt" svg:y="9.04pt">
            <loext:p draw:notify-on-update-of-ranges="Sheet1.F3:Sheet1.F3 Sheet1.F4:Sheet1.F20 Sheet1.G3:Sheet1.G3 Sheet1.G4:Sheet1.G20 Sheet1.F3:Sheet1.F3 Sheet1.F4:Sheet1.F20 Sheet1.H3:Sheet1.H3 Sheet1.H4:Sheet1.H20 Sheet1.F3:Sheet1.F3 Sheet1.F4:Sheet1.F20 Sheet1.I3:Sheet1.I3 Sheet1.I4:Sheet1.I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09pt" svg:height="281.59pt" svg:x="760.37pt" svg:y="344.86pt">
            <loext:p draw:notify-on-update-of-ranges="Sheet1.F30:Sheet1.F30 Sheet1.F31:Sheet1.F47 Sheet1.G30:Sheet1.G30 Sheet1.G31:Sheet1.G47 Sheet1.F30:Sheet1.F30 Sheet1.F31:Sheet1.F47 Sheet1.H30:Sheet1.H30 Sheet1.H31:Sheet1.H47 Sheet1.F30:Sheet1.F30 Sheet1.F31:Sheet1.F47 Sheet1.I30:Sheet1.I30 Sheet1.I31:Sheet1.I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06pt" svg:height="255.26pt" svg:x="787.61pt" svg:y="671.61pt">
            <loext:p draw:notify-on-update-of-ranges="Sheet1.F55:Sheet1.F55 Sheet1.F56:Sheet1.F72 Sheet1.G55:Sheet1.G55 Sheet1.G56:Sheet1.G72 Sheet1.F55:Sheet1.F55 Sheet1.F56:Sheet1.F72 Sheet1.H55:Sheet1.H55 Sheet1.H56:Sheet1.H7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06pt" svg:height="281.57pt" svg:x="1239.87pt" svg:y="342.62pt">
            <loext:p draw:notify-on-update-of-ranges="Sheet1.F30:Sheet1.F30 Sheet1.F31:Sheet1.F40 Sheet1.G30:Sheet1.G30 Sheet1.G31:Sheet1.G40 Sheet1.F30:Sheet1.F30 Sheet1.F31:Sheet1.F40 Sheet1.H30:Sheet1.H30 Sheet1.H31:Sheet1.H40 Sheet1.F30:Sheet1.F30 Sheet1.F31:Sheet1.F40 Sheet1.I30:Sheet1.I30 Sheet1.I31:Sheet1.I4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778.85pt" svg:y="961.09pt">
            <loext:p draw:notify-on-update-of-ranges="Sheet1.F77:Sheet1.F77 Sheet1.F78:Sheet1.F94 Sheet1.G77:Sheet1.G77 Sheet1.G78:Sheet1.G94 Sheet1.F77:Sheet1.F77 Sheet1.F78:Sheet1.F94 Sheet1.H77:Sheet1.H77 Sheet1.H78:Sheet1.H9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XeonPH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Average Comp. Time</text:p>
          </table:table-cell>
          <table:table-cell/>
          <table:table-cell office:value-type="string" calcext:value-type="string">
            <text:p>Completion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4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equential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52.1906" calcext:value-type="float">
            <text:p>52.1906</text:p>
          </table:table-cell>
          <table:table-cell table:formula="of:=AVERAGE([.C4:.C10])" office:value-type="float" office:value="63.30264" calcext:value-type="float">
            <text:p>63.302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" office:value-type="float" office:value="62.148" calcext:value-type="float">
            <text:p>62.148</text:p>
          </table:table-cell>
          <table:table-cell table:formula="of:=[.D150]" office:value-type="float" office:value="63.25656" calcext:value-type="float">
            <text:p>63.25656</text:p>
          </table:table-cell>
          <table:table-cell table:formula="of:=[.D4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2.0295" calcext:value-type="float">
            <text:p>62.02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21]" office:value-type="float" office:value="33.9133" calcext:value-type="float">
            <text:p>33.9133</text:p>
          </table:table-cell>
          <table:table-cell table:formula="of:=[.D158]" office:value-type="float" office:value="32.9704" calcext:value-type="float">
            <text:p>32.9704</text:p>
          </table:table-cell>
          <table:table-cell table:formula="of:=[.I4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93.6059" calcext:value-type="float">
            <text:p>93.60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D29]" office:value-type="float" office:value="22.29696" calcext:value-type="float">
            <text:p>22.29696</text:p>
          </table:table-cell>
          <table:table-cell table:formula="of:=[.D166]" office:value-type="float" office:value="23.32018" calcext:value-type="float">
            <text:p>23.32018</text:p>
          </table:table-cell>
          <table:table-cell table:formula="of:=[.I5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8.2699" calcext:value-type="float">
            <text:p>68.26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37]" office:value-type="float" office:value="17.45844" calcext:value-type="float">
            <text:p>17.45844</text:p>
          </table:table-cell>
          <table:table-cell table:formula="of:=[.D174]" office:value-type="float" office:value="20.28014" calcext:value-type="float">
            <text:p>20.28014</text:p>
          </table:table-cell>
          <table:table-cell table:formula="of:=[.I6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3.1091" calcext:value-type="float">
            <text:p>63.10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D45]" office:value-type="float" office:value="15.53972" calcext:value-type="float">
            <text:p>15.53972</text:p>
          </table:table-cell>
          <table:table-cell table:formula="of:=[.D182]" office:value-type="float" office:value="16.06262" calcext:value-type="float">
            <text:p>16.06262</text:p>
          </table:table-cell>
          <table:table-cell table:formula="of:=[.I7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70.9141" calcext:value-type="float">
            <text:p>70.91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53]" office:value-type="float" office:value="14.5817" calcext:value-type="float">
            <text:p>14.5817</text:p>
          </table:table-cell>
          <table:table-cell table:formula="of:=[.D190]" office:value-type="float" office:value="14.02416" calcext:value-type="float">
            <text:p>14.02416</text:p>
          </table:table-cell>
          <table:table-cell table:formula="of:=[.I8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5.0687" calcext:value-type="float">
            <text:p>45.068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D61]" office:value-type="float" office:value="10.91402" calcext:value-type="float">
            <text:p>10.91402</text:p>
          </table:table-cell>
          <table:table-cell table:formula="of:=[.D198]" office:value-type="float" office:value="12.35628" calcext:value-type="float">
            <text:p>12.35628</text:p>
          </table:table-cell>
          <table:table-cell table:formula="of:=[.I9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D69]" office:value-type="float" office:value="10.682582" calcext:value-type="float">
            <text:p>10.682582</text:p>
          </table:table-cell>
          <table:table-cell table:formula="of:=[.D206]" office:value-type="float" office:value="11.60091" calcext:value-type="float">
            <text:p>11.60091</text:p>
          </table:table-cell>
          <table:table-cell table:formula="of:=[.I10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FastFlow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D77]" office:value-type="float" office:value="10.494226" calcext:value-type="float">
            <text:p>10.494226</text:p>
          </table:table-cell>
          <table:table-cell table:formula="of:=[.D214]" office:value-type="float" office:value="9.987032" calcext:value-type="float">
            <text:p>9.987032</text:p>
          </table:table-cell>
          <table:table-cell table:formula="of:=[.I11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.2369" calcext:value-type="float">
            <text:p>54.2369</text:p>
          </table:table-cell>
          <table:table-cell/>
          <table:table-cell table:formula="of:=AVERAGE([.C13:.C19])" office:value-type="float" office:value="62.148" calcext:value-type="float">
            <text:p>62.14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85]" office:value-type="float" office:value="10.500848" calcext:value-type="float">
            <text:p>10.500848</text:p>
          </table:table-cell>
          <table:table-cell table:formula="of:=[.D222]" office:value-type="float" office:value="9.563718" calcext:value-type="float">
            <text:p>9.563718</text:p>
          </table:table-cell>
          <table:table-cell table:formula="of:=[.I12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9.728" calcext:value-type="float">
            <text:p>59.72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93]" office:value-type="float" office:value="6.166552" calcext:value-type="float">
            <text:p>6.166552</text:p>
          </table:table-cell>
          <table:table-cell table:formula="of:=[.D230]" office:value-type="float" office:value="5.990132" calcext:value-type="float">
            <text:p>5.990132</text:p>
          </table:table-cell>
          <table:table-cell table:formula="of:=[.I13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9.7648" calcext:value-type="float">
            <text:p>69.764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1]" office:value-type="float" office:value="5.39024" calcext:value-type="float">
            <text:p>5.39024</text:p>
          </table:table-cell>
          <table:table-cell table:formula="of:=[.D238]" office:value-type="float" office:value="5.107418" calcext:value-type="float">
            <text:p>5.107418</text:p>
          </table:table-cell>
          <table:table-cell table:formula="of:=[.I14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0.7365" calcext:value-type="float">
            <text:p>50.736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9]" office:value-type="float" office:value="4.643482" calcext:value-type="float">
            <text:p>4.643482</text:p>
          </table:table-cell>
          <table:table-cell table:formula="of:=[.D246]" office:value-type="float" office:value="4.606628" calcext:value-type="float">
            <text:p>4.606628</text:p>
          </table:table-cell>
          <table:table-cell table:formula="of:=[.I15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0.1373" calcext:value-type="float">
            <text:p>70.13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7]" office:value-type="float" office:value="4.5837" calcext:value-type="float">
            <text:p>4.5837</text:p>
          </table:table-cell>
          <table:table-cell table:formula="of:=[.D254]" office:value-type="float" office:value="4.260632" calcext:value-type="float">
            <text:p>4.260632</text:p>
          </table:table-cell>
          <table:table-cell table:formula="of:=[.I16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.3" calcext:value-type="float">
            <text:p>116.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4.179688" calcext:value-type="float">
            <text:p>4.179688</text:p>
          </table:table-cell>
          <table:table-cell table:formula="of:=[.D262]" office:value-type="float" office:value="4.46743" calcext:value-type="float">
            <text:p>4.46743</text:p>
          </table:table-cell>
          <table:table-cell table:formula="of:=[.I17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.3734" calcext:value-type="float">
            <text:p>60.373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D133]" office:value-type="float" office:value="4.132976" calcext:value-type="float">
            <text:p>4.132976</text:p>
          </table:table-cell>
          <table:table-cell table:formula="of:=[.D270]" office:value-type="float" office:value="4.669468" calcext:value-type="float">
            <text:p>4.669468</text:p>
          </table:table-cell>
          <table:table-cell table:formula="of:=[.I18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D141]" office:value-type="float" office:value="4.805742" calcext:value-type="float">
            <text:p>4.805742</text:p>
          </table:table-cell>
          <table:table-cell table:formula="of:=[.D278]" office:value-type="float" office:value="3.935906" calcext:value-type="float">
            <text:p>3.935906</text:p>
          </table:table-cell>
          <table:table-cell table:formula="of:=[.I19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1693" calcext:value-type="float">
            <text:p>28.1693</text:p>
          </table:table-cell>
          <table:table-cell/>
          <table:table-cell table:formula="of:=AVERAGE([.C21:.C27])" office:value-type="float" office:value="33.9133" calcext:value-type="float">
            <text:p>33.91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5.0357" calcext:value-type="float">
            <text:p>35.035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.8963" calcext:value-type="float">
            <text:p>44.896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0351" calcext:value-type="float">
            <text:p>30.035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0096" calcext:value-type="float">
            <text:p>30.009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8.7588" calcext:value-type="float">
            <text:p>38.758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5.7273" calcext:value-type="float">
            <text:p>35.727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2.4344" calcext:value-type="float">
            <text:p>22.4344</text:p>
          </table:table-cell>
          <table:table-cell table:formula="of:=AVERAGE([.C29:.C35])" office:value-type="float" office:value="22.29696" calcext:value-type="float">
            <text:p>22.29696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9833" calcext:value-type="float">
            <text:p>21.9833</text:p>
          </table:table-cell>
          <table:table-cell table:number-columns-repeated="2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Idea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.411" calcext:value-type="float">
            <text:p>20.4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4]/[.G4]" office:value-type="float" office:value="1.01857887623093" calcext:value-type="float">
            <text:p>1.0185788762</text:p>
          </table:table-cell>
          <table:table-cell table:formula="of:=[.I4]/[.H4]" office:value-type="float" office:value="1.00072846199667" calcext:value-type="float">
            <text:p>1.0007284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8966" calcext:value-type="float">
            <text:p>21.89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5]/[.G5]" office:value-type="float" office:value="1.86660218852191" calcext:value-type="float">
            <text:p>1.8666021885</text:p>
          </table:table-cell>
          <table:table-cell table:formula="of:=[.I5]/[.H5]" office:value-type="float" office:value="1.9199839856356" calcext:value-type="float">
            <text:p>1.91998398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027" calcext:value-type="float">
            <text:p>20.0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I6]/[.G6]" office:value-type="float" office:value="2.8390704383019" calcext:value-type="float">
            <text:p>2.8390704383</text:p>
          </table:table-cell>
          <table:table-cell table:formula="of:=[.I6]/[.H6]" office:value-type="float" office:value="2.71450048841819" calcext:value-type="float">
            <text:p>2.714500488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6109" calcext:value-type="float">
            <text:p>30.61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I7]/[.G7]" office:value-type="float" office:value="3.62590472000935" calcext:value-type="float">
            <text:p>3.62590472</text:p>
          </table:table-cell>
          <table:table-cell table:formula="of:=[.I7]/[.H7]" office:value-type="float" office:value="3.12141040446466" calcext:value-type="float">
            <text:p>3.121410404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4.7595" calcext:value-type="float">
            <text:p>24.75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I8]/[.G8]" office:value-type="float" office:value="4.0736023557696" calcext:value-type="float">
            <text:p>4.0736023558</text:p>
          </table:table-cell>
          <table:table-cell table:formula="of:=[.I8]/[.H8]" office:value-type="float" office:value="3.94099094668242" calcext:value-type="float">
            <text:p>3.94099094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9]/[.G9]" office:value-type="float" office:value="4.34123867587456" calcext:value-type="float">
            <text:p>4.3412386759</text:p>
          </table:table-cell>
          <table:table-cell table:formula="of:=[.I9]/[.H9]" office:value-type="float" office:value="4.513827566143" calcext:value-type="float">
            <text:p>4.513827566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8086" calcext:value-type="float">
            <text:p>20.8086</text:p>
          </table:table-cell>
          <table:table-cell/>
          <table:table-cell table:formula="of:=AVERAGE([.C37:.C43])" office:value-type="float" office:value="17.45844" calcext:value-type="float">
            <text:p>17.4584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10]/[.G10]" office:value-type="float" office:value="5.80012131185393" calcext:value-type="float">
            <text:p>5.8001213119</text:p>
          </table:table-cell>
          <table:table-cell table:formula="of:=[.I10]/[.H10]" office:value-type="float" office:value="5.12311472384893" calcext:value-type="float">
            <text:p>5.123114723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9475" calcext:value-type="float">
            <text:p>18.94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I11]/[.G11]" office:value-type="float" office:value="5.92578086458873" calcext:value-type="float">
            <text:p>5.9257808646</text:p>
          </table:table-cell>
          <table:table-cell table:formula="of:=[.I11]/[.H11]" office:value-type="float" office:value="5.45669606953248" calcext:value-type="float">
            <text:p>5.456696069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056" calcext:value-type="float">
            <text:p>14.0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I12]/[.G12]" office:value-type="float" office:value="6.03213995963113" calcext:value-type="float">
            <text:p>6.0321399596</text:p>
          </table:table-cell>
          <table:table-cell table:formula="of:=[.I12]/[.H12]" office:value-type="float" office:value="6.33848374572145" calcext:value-type="float">
            <text:p>6.338483745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.4244" calcext:value-type="float">
            <text:p>17.42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I13]/[.G13]" office:value-type="float" office:value="6.02833599724518" calcext:value-type="float">
            <text:p>6.0283359972</text:p>
          </table:table-cell>
          <table:table-cell table:formula="of:=[.I13]/[.H13]" office:value-type="float" office:value="6.6190408374651" calcext:value-type="float">
            <text:p>6.61904083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.5465" calcext:value-type="float">
            <text:p>15.54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I14]/[.G14]" office:value-type="float" office:value="10.2654838554836" calcext:value-type="float">
            <text:p>10.2654838555</text:p>
          </table:table-cell>
          <table:table-cell table:formula="of:=[.I14]/[.H14]" office:value-type="float" office:value="10.5678205421851" calcext:value-type="float">
            <text:p>10.56782054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.9736" calcext:value-type="float">
            <text:p>15.97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I15]/[.G15]" office:value-type="float" office:value="11.7439371901808" calcext:value-type="float">
            <text:p>11.7439371902</text:p>
          </table:table-cell>
          <table:table-cell table:formula="of:=[.I15]/[.H15]" office:value-type="float" office:value="12.39425478784" calcext:value-type="float">
            <text:p>12.394254787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4002" calcext:value-type="float">
            <text:p>19.400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I16]/[.G16]" office:value-type="float" office:value="13.6325800336902" calcext:value-type="float">
            <text:p>13.6325800337</text:p>
          </table:table-cell>
          <table:table-cell table:formula="of:=[.I16]/[.H16]" office:value-type="float" office:value="13.7416435622759" calcext:value-type="float">
            <text:p>13.741643562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I17]/[.G17]" office:value-type="float" office:value="13.8103802604883" calcext:value-type="float">
            <text:p>13.8103802605</text:p>
          </table:table-cell>
          <table:table-cell table:formula="of:=[.I17]/[.H17]" office:value-type="float" office:value="14.8575704261715" calcext:value-type="float">
            <text:p>14.857570426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4.6363" calcext:value-type="float">
            <text:p>24.6363</text:p>
          </table:table-cell>
          <table:table-cell table:formula="of:=AVERAGE([.C45:.C51])" office:value-type="float" office:value="15.53972" calcext:value-type="float">
            <text:p>15.5397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I18]/[.G18]" office:value-type="float" office:value="15.14530271159" calcext:value-type="float">
            <text:p>15.1453027116</text:p>
          </table:table-cell>
          <table:table-cell table:formula="of:=[.I18]/[.H18]" office:value-type="float" office:value="14.1698112785203" calcext:value-type="float">
            <text:p>14.16981127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6221" calcext:value-type="float">
            <text:p>12.62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I19]/[.G19]" office:value-type="float" office:value="15.3164789730209" calcext:value-type="float">
            <text:p>15.316478973</text:p>
          </table:table-cell>
          <table:table-cell table:formula="of:=[.I19]/[.H19]" office:value-type="float" office:value="13.5567135271084" calcext:value-type="float">
            <text:p>13.556713527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2936" calcext:value-type="float">
            <text:p>10.293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I20]/[.G20]" office:value-type="float" office:value="13.1722926449235" calcext:value-type="float">
            <text:p>13.1722926449</text:p>
          </table:table-cell>
          <table:table-cell table:formula="of:=[.I20]/[.H20]" office:value-type="float" office:value="16.0833719097966" calcext:value-type="float">
            <text:p>16.083371909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2534" calcext:value-type="float">
            <text:p>31.253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.6815" calcext:value-type="float">
            <text:p>16.681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436" calcext:value-type="float">
            <text:p>12.43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1.3227" calcext:value-type="float">
            <text:p>11.322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1315" calcext:value-type="float">
            <text:p>18.1315</text:p>
          </table:table-cell>
          <table:table-cell/>
          <table:table-cell table:formula="of:=AVERAGE([.C53:.C59])" office:value-type="float" office:value="14.5817" calcext:value-type="float">
            <text:p>14.581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7239" calcext:value-type="float">
            <text:p>14.7239</text:p>
          </table:table-cell>
          <table:table-cell table:number-columns-repeated="2"/>
          <table:table-cell office:value-type="string" calcext:value-type="string">
            <text:p>Scalability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726" calcext:value-type="float">
            <text:p>11.8726</text:p>
          </table:table-cell>
          <table:table-cell table:number-columns-repeated="3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FastFlow(1)</text:p>
          </table:table-cell>
          <table:table-cell office:value-type="string" calcext:value-type="string">
            <text:p>Threads(1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6559" calcext:value-type="float">
            <text:p>15.65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56]/[.G4]" office:value-type="float" office:value="1" calcext:value-type="float">
            <text:p>1</text:p>
          </table:table-cell>
          <table:table-cell table:formula="of:=[.J56]/[.H4]" office:value-type="float" office:value="1" calcext:value-type="float">
            <text:p>1</text:p>
          </table:table-cell>
          <table:table-cell table:formula="of:=[.G4]" office:value-type="float" office:value="62.148" calcext:value-type="float">
            <text:p>62.148</text:p>
          </table:table-cell>
          <table:table-cell table:formula="of:=[.H4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4211" calcext:value-type="float">
            <text:p>15.42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57]/[.G5]" office:value-type="float" office:value="1.83255536913246" calcext:value-type="float">
            <text:p>1.8325553691</text:p>
          </table:table-cell>
          <table:table-cell table:formula="of:=[.J57]/[.H5]" office:value-type="float" office:value="1.91858636837891" calcext:value-type="float">
            <text:p>1.9185863684</text:p>
          </table:table-cell>
          <table:table-cell table:formula="of:=[.I56]" office:value-type="float" office:value="62.148" calcext:value-type="float">
            <text:p>62.148</text:p>
          </table:table-cell>
          <table:table-cell table:formula="of:=[.J56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.9732" calcext:value-type="float">
            <text:p>12.97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I58]/[.G6]" office:value-type="float" office:value="2.78728580039611" calcext:value-type="float">
            <text:p>2.7872858004</text:p>
          </table:table-cell>
          <table:table-cell table:formula="of:=[.J58]/[.H6]" office:value-type="float" office:value="2.71252451739223" calcext:value-type="float">
            <text:p>2.7125245174</text:p>
          </table:table-cell>
          <table:table-cell table:formula="of:=[.I57]" office:value-type="float" office:value="62.148" calcext:value-type="float">
            <text:p>62.148</text:p>
          </table:table-cell>
          <table:table-cell table:formula="of:=[.J57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1344" calcext:value-type="float">
            <text:p>14.13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59]/[.G7]" office:value-type="float" office:value="3.55976822671441" calcext:value-type="float">
            <text:p>3.5597682267</text:p>
          </table:table-cell>
          <table:table-cell table:formula="of:=[.J59]/[.H7]" office:value-type="float" office:value="3.11913823080117" calcext:value-type="float">
            <text:p>3.1191382308</text:p>
          </table:table-cell>
          <table:table-cell table:formula="of:=[.I58]" office:value-type="float" office:value="62.148" calcext:value-type="float">
            <text:p>62.148</text:p>
          </table:table-cell>
          <table:table-cell table:formula="of:=[.J58]" office:value-type="float" office:value="63.25656" calcext:value-type="float">
            <text:p>63.25656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I60]/[.G8]" office:value-type="float" office:value="3.99929985868471" calcext:value-type="float">
            <text:p>3.9992998587</text:p>
          </table:table-cell>
          <table:table-cell table:formula="of:=[.J60]/[.H8]" office:value-type="float" office:value="3.93812217434018" calcext:value-type="float">
            <text:p>3.9381221743</text:p>
          </table:table-cell>
          <table:table-cell table:formula="of:=[.I59]" office:value-type="float" office:value="62.148" calcext:value-type="float">
            <text:p>62.148</text:p>
          </table:table-cell>
          <table:table-cell table:formula="of:=[.J59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3304" calcext:value-type="float">
            <text:p>10.3304</text:p>
          </table:table-cell>
          <table:table-cell table:formula="of:=AVERAGE([.C61:.C67])" office:value-type="float" office:value="10.91402" calcext:value-type="float">
            <text:p>10.9140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61]/[.G9]" office:value-type="float" office:value="4.26205449296035" calcext:value-type="float">
            <text:p>4.262054493</text:p>
          </table:table-cell>
          <table:table-cell table:formula="of:=[.J61]/[.H9]" office:value-type="float" office:value="4.51054180785159" calcext:value-type="float">
            <text:p>4.5105418079</text:p>
          </table:table-cell>
          <table:table-cell table:formula="of:=[.I60]" office:value-type="float" office:value="62.148" calcext:value-type="float">
            <text:p>62.148</text:p>
          </table:table-cell>
          <table:table-cell table:formula="of:=[.J60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0512" calcext:value-type="float">
            <text:p>10.05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I62]/[.G10]" office:value-type="float" office:value="5.69432711319935" calcext:value-type="float">
            <text:p>5.6943271132</text:p>
          </table:table-cell>
          <table:table-cell table:formula="of:=[.J62]/[.H10]" office:value-type="float" office:value="5.11938544610514" calcext:value-type="float">
            <text:p>5.1193854461</text:p>
          </table:table-cell>
          <table:table-cell table:formula="of:=[.I61]" office:value-type="float" office:value="62.148" calcext:value-type="float">
            <text:p>62.148</text:p>
          </table:table-cell>
          <table:table-cell table:formula="of:=[.J61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1882" calcext:value-type="float">
            <text:p>16.188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I63]/[.G11]" office:value-type="float" office:value="5.81769463599718" calcext:value-type="float">
            <text:p>5.817694636</text:p>
          </table:table-cell>
          <table:table-cell table:formula="of:=[.J63]/[.H11]" office:value-type="float" office:value="5.45272396734394" calcext:value-type="float">
            <text:p>5.4527239673</text:p>
          </table:table-cell>
          <table:table-cell table:formula="of:=[.I62]" office:value-type="float" office:value="62.148" calcext:value-type="float">
            <text:p>62.148</text:p>
          </table:table-cell>
          <table:table-cell table:formula="of:=[.J62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.9338" calcext:value-type="float">
            <text:p>11.933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I64]/[.G12]" office:value-type="float" office:value="5.92211374140408" calcext:value-type="float">
            <text:p>5.9221137414</text:p>
          </table:table-cell>
          <table:table-cell table:formula="of:=[.J64]/[.H12]" office:value-type="float" office:value="6.33386976230776" calcext:value-type="float">
            <text:p>6.3338697623</text:p>
          </table:table-cell>
          <table:table-cell table:formula="of:=[.I63]" office:value-type="float" office:value="62.148" calcext:value-type="float">
            <text:p>62.148</text:p>
          </table:table-cell>
          <table:table-cell table:formula="of:=[.J63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0847" calcext:value-type="float">
            <text:p>10.08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I65]/[.G13]" office:value-type="float" office:value="5.91837916328281" calcext:value-type="float">
            <text:p>5.9183791633</text:p>
          </table:table-cell>
          <table:table-cell table:formula="of:=[.J65]/[.H13]" office:value-type="float" office:value="6.61422262764335" calcext:value-type="float">
            <text:p>6.6142226276</text:p>
          </table:table-cell>
          <table:table-cell table:formula="of:=[.I64]" office:value-type="float" office:value="62.148" calcext:value-type="float">
            <text:p>62.148</text:p>
          </table:table-cell>
          <table:table-cell table:formula="of:=[.J64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0595" calcext:value-type="float">
            <text:p>9.1059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I66]/[.G14]" office:value-type="float" office:value="10.0782414548681" calcext:value-type="float">
            <text:p>10.0782414549</text:p>
          </table:table-cell>
          <table:table-cell table:formula="of:=[.J66]/[.H14]" office:value-type="float" office:value="10.560127890337" calcext:value-type="float">
            <text:p>10.5601278903</text:p>
          </table:table-cell>
          <table:table-cell table:formula="of:=[.I65]" office:value-type="float" office:value="62.148" calcext:value-type="float">
            <text:p>62.148</text:p>
          </table:table-cell>
          <table:table-cell table:formula="of:=[.J65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.17" calcext:value-type="float">
            <text:p>12.1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I67]/[.G15]" office:value-type="float" office:value="11.5297278043278" calcext:value-type="float">
            <text:p>11.5297278043</text:p>
          </table:table-cell>
          <table:table-cell table:formula="of:=[.J67]/[.H15]" office:value-type="float" office:value="12.3852326165589" calcext:value-type="float">
            <text:p>12.3852326166</text:p>
          </table:table-cell>
          <table:table-cell table:formula="of:=[.I66]" office:value-type="float" office:value="62.148" calcext:value-type="float">
            <text:p>62.148</text:p>
          </table:table-cell>
          <table:table-cell table:formula="of:=[.J66]" office:value-type="float" office:value="63.25656" calcext:value-type="float">
            <text:p>63.2565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I68]/[.G16]" office:value-type="float" office:value="13.3839218069543" calcext:value-type="float">
            <text:p>13.383921807</text:p>
          </table:table-cell>
          <table:table-cell table:formula="of:=[.J68]/[.H16]" office:value-type="float" office:value="13.7316405839586" calcext:value-type="float">
            <text:p>13.731640584</text:p>
          </table:table-cell>
          <table:table-cell table:formula="of:=[.I67]" office:value-type="float" office:value="62.148" calcext:value-type="float">
            <text:p>62.148</text:p>
          </table:table-cell>
          <table:table-cell table:formula="of:=[.J67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.4035" calcext:value-type="float">
            <text:p>12.4035</text:p>
          </table:table-cell>
          <table:table-cell table:formula="of:=AVERAGE([.C69:.C75])" office:value-type="float" office:value="10.682582" calcext:value-type="float">
            <text:p>10.68258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69]/[.G17]" office:value-type="float" office:value="13.558478958047" calcext:value-type="float">
            <text:p>13.558478958</text:p>
          </table:table-cell>
          <table:table-cell table:formula="of:=[.J69]/[.H17]" office:value-type="float" office:value="14.846755129286" calcext:value-type="float">
            <text:p>14.8467551293</text:p>
          </table:table-cell>
          <table:table-cell table:formula="of:=[.I68]" office:value-type="float" office:value="62.148" calcext:value-type="float">
            <text:p>62.148</text:p>
          </table:table-cell>
          <table:table-cell table:formula="of:=[.J68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33548" calcext:value-type="float">
            <text:p>9.335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I70]/[.G18]" office:value-type="float" office:value="14.8690524268797" calcext:value-type="float">
            <text:p>14.8690524269</text:p>
          </table:table-cell>
          <table:table-cell table:formula="of:=[.J70]/[.H18]" office:value-type="float" office:value="14.1594966233383" calcext:value-type="float">
            <text:p>14.1594966233</text:p>
          </table:table-cell>
          <table:table-cell table:formula="of:=[.I69]" office:value-type="float" office:value="62.148" calcext:value-type="float">
            <text:p>62.148</text:p>
          </table:table-cell>
          <table:table-cell table:formula="of:=[.J69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22803" calcext:value-type="float">
            <text:p>9.2280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I71]/[.G19]" office:value-type="float" office:value="15.0371064337175" calcext:value-type="float">
            <text:p>15.0371064337</text:p>
          </table:table-cell>
          <table:table-cell table:formula="of:=[.J71]/[.H19]" office:value-type="float" office:value="13.5468451652308" calcext:value-type="float">
            <text:p>13.5468451652</text:p>
          </table:table-cell>
          <table:table-cell table:formula="of:=[.I70]" office:value-type="float" office:value="62.148" calcext:value-type="float">
            <text:p>62.148</text:p>
          </table:table-cell>
          <table:table-cell table:formula="of:=[.J70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73" calcext:value-type="float">
            <text:p>12.87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I72]/[.G20]" office:value-type="float" office:value="12.9320300590419" calcext:value-type="float">
            <text:p>12.932030059</text:p>
          </table:table-cell>
          <table:table-cell table:formula="of:=[.J72]/[.H20]" office:value-type="float" office:value="16.0716643131213" calcext:value-type="float">
            <text:p>16.0716643131</text:p>
          </table:table-cell>
          <table:table-cell table:formula="of:=[.I71]" office:value-type="float" office:value="62.148" calcext:value-type="float">
            <text:p>62.148</text:p>
          </table:table-cell>
          <table:table-cell table:formula="of:=[.J71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6827" calcext:value-type="float">
            <text:p>8.3682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2829" calcext:value-type="float">
            <text:p>11.282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163" calcext:value-type="float">
            <text:p>11.16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fficiency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1938" calcext:value-type="float">
            <text:p>8.21938</text:p>
          </table:table-cell>
          <table:table-cell/>
          <table:table-cell table:formula="of:=AVERAGE([.C77:.C83])" office:value-type="float" office:value="10.494226" calcext:value-type="float">
            <text:p>10.494226</text:p>
          </table:table-cell>
          <table:table-cell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Ideal Tim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3304" calcext:value-type="float">
            <text:p>11.33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78]/[.G4]" office:value-type="float" office:value="1.01857887623093" calcext:value-type="float">
            <text:p>1.0185788762</text:p>
          </table:table-cell>
          <table:table-cell table:formula="of:=[.I78]/[.H4]" office:value-type="float" office:value="1.00072846199667" calcext:value-type="float">
            <text:p>1.000728462</text:p>
          </table:table-cell>
          <table:table-cell table:formula="of:=[.I4]/[.F4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61045" calcext:value-type="float">
            <text:p>8.610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79]/[.G5]" office:value-type="float" office:value="0.933301094260954" calcext:value-type="float">
            <text:p>0.9333010943</text:p>
          </table:table-cell>
          <table:table-cell table:formula="of:=[.I79]/[.H5]" office:value-type="float" office:value="0.9599919928178" calcext:value-type="float">
            <text:p>0.9599919928</text:p>
          </table:table-cell>
          <table:table-cell table:formula="of:=[.I5]/[.F5]" office:value-type="float" office:value="31.65132" calcext:value-type="float">
            <text:p>31.651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7492" calcext:value-type="float">
            <text:p>11.74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I80]/[.G6]" office:value-type="float" office:value="0.946356812767301" calcext:value-type="float">
            <text:p>0.9463568128</text:p>
          </table:table-cell>
          <table:table-cell table:formula="of:=[.I80]/[.H6]" office:value-type="float" office:value="0.904833496139395" calcext:value-type="float">
            <text:p>0.9048334961</text:p>
          </table:table-cell>
          <table:table-cell table:formula="of:=[.I6]/[.F6]" office:value-type="float" office:value="21.10088" calcext:value-type="float">
            <text:p>21.100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9925" calcext:value-type="float">
            <text:p>11.99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81]/[.G7]" office:value-type="float" office:value="0.906476180002337" calcext:value-type="float">
            <text:p>0.90647618</text:p>
          </table:table-cell>
          <table:table-cell table:formula="of:=[.I81]/[.H7]" office:value-type="float" office:value="0.780352601116166" calcext:value-type="float">
            <text:p>0.7803526011</text:p>
          </table:table-cell>
          <table:table-cell table:formula="of:=[.I7]/[.F7]" office:value-type="float" office:value="15.82566" calcext:value-type="float">
            <text:p>15.8256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8684" calcext:value-type="float">
            <text:p>12.86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I82]/[.G8]" office:value-type="float" office:value="0.814720471153921" calcext:value-type="float">
            <text:p>0.8147204712</text:p>
          </table:table-cell>
          <table:table-cell table:formula="of:=[.I82]/[.H8]" office:value-type="float" office:value="0.788198189336485" calcext:value-type="float">
            <text:p>0.7881981893</text:p>
          </table:table-cell>
          <table:table-cell table:formula="of:=[.I8]/[.F8]" office:value-type="float" office:value="12.660528" calcext:value-type="float">
            <text:p>12.6605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78858" calcext:value-type="float">
            <text:p>8.788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83]/[.G9]" office:value-type="float" office:value="0.723539779312426" calcext:value-type="float">
            <text:p>0.7235397793</text:p>
          </table:table-cell>
          <table:table-cell table:formula="of:=[.I83]/[.H9]" office:value-type="float" office:value="0.752304594357167" calcext:value-type="float">
            <text:p>0.7523045944</text:p>
          </table:table-cell>
          <table:table-cell table:formula="of:=[.I9]/[.F9]" office:value-type="float" office:value="10.55044" calcext:value-type="float">
            <text:p>10.550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I84]/[.G10]" office:value-type="float" office:value="0.828588758836276" calcext:value-type="float">
            <text:p>0.8285887588</text:p>
          </table:table-cell>
          <table:table-cell table:formula="of:=[.I84]/[.H10]" office:value-type="float" office:value="0.731873531978418" calcext:value-type="float">
            <text:p>0.731873532</text:p>
          </table:table-cell>
          <table:table-cell table:formula="of:=[.I10]/[.F10]" office:value-type="float" office:value="9.04323428571429" calcext:value-type="float">
            <text:p>9.043234285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6161" calcext:value-type="float">
            <text:p>7.86161</text:p>
          </table:table-cell>
          <table:table-cell/>
          <table:table-cell table:formula="of:=AVERAGE([.C85:.C91])" office:value-type="float" office:value="10.500848" calcext:value-type="float">
            <text:p>10.50084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85]/[.G11]" office:value-type="float" office:value="0.740722608073591" calcext:value-type="float">
            <text:p>0.7407226081</text:p>
          </table:table-cell>
          <table:table-cell table:formula="of:=[.I85]/[.H11]" office:value-type="float" office:value="0.682087008691559" calcext:value-type="float">
            <text:p>0.6820870087</text:p>
          </table:table-cell>
          <table:table-cell table:formula="of:=[.I11]/[.F11]" office:value-type="float" office:value="7.91283" calcext:value-type="float">
            <text:p>7.912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1856" calcext:value-type="float">
            <text:p>14.185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I86]/[.G12]" office:value-type="float" office:value="0.670237773292348" calcext:value-type="float">
            <text:p>0.6702377733</text:p>
          </table:table-cell>
          <table:table-cell table:formula="of:=[.I86]/[.H12]" office:value-type="float" office:value="0.704275971746828" calcext:value-type="float">
            <text:p>0.7042759717</text:p>
          </table:table-cell>
          <table:table-cell table:formula="of:=[.I12]/[.F12]" office:value-type="float" office:value="7.03362666666667" calcext:value-type="float">
            <text:p>7.033626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0683" calcext:value-type="float">
            <text:p>10.06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I87]/[.G13]" office:value-type="float" office:value="0.602833599724518" calcext:value-type="float">
            <text:p>0.6028335997</text:p>
          </table:table-cell>
          <table:table-cell table:formula="of:=[.I87]/[.H13]" office:value-type="float" office:value="0.66190408374651" calcext:value-type="float">
            <text:p>0.6619040837</text:p>
          </table:table-cell>
          <table:table-cell table:formula="of:=[.I13]/[.F13]" office:value-type="float" office:value="6.330264" calcext:value-type="float">
            <text:p>6.3302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03538" calcext:value-type="float">
            <text:p>8.0353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I88]/[.G14]" office:value-type="float" office:value="0.513274192774179" calcext:value-type="float">
            <text:p>0.5132741928</text:p>
          </table:table-cell>
          <table:table-cell table:formula="of:=[.I88]/[.H14]" office:value-type="float" office:value="0.528391027109252" calcext:value-type="float">
            <text:p>0.5283910271</text:p>
          </table:table-cell>
          <table:table-cell table:formula="of:=[.I14]/[.F14]" office:value-type="float" office:value="3.165132" calcext:value-type="float">
            <text:p>3.1651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.64656" calcext:value-type="float">
            <text:p>9.6465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I89]/[.G15]" office:value-type="float" office:value="0.391464573006026" calcext:value-type="float">
            <text:p>0.391464573</text:p>
          </table:table-cell>
          <table:table-cell table:formula="of:=[.I89]/[.H15]" office:value-type="float" office:value="0.413141826261332" calcext:value-type="float">
            <text:p>0.4131418263</text:p>
          </table:table-cell>
          <table:table-cell table:formula="of:=[.I15]/[.F15]" office:value-type="float" office:value="2.110088" calcext:value-type="float">
            <text:p>2.1100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5684" calcext:value-type="float">
            <text:p>10.568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I90]/[.G16]" office:value-type="float" office:value="0.340814500842256" calcext:value-type="float">
            <text:p>0.3408145008</text:p>
          </table:table-cell>
          <table:table-cell table:formula="of:=[.I90]/[.H16]" office:value-type="float" office:value="0.343541089056898" calcext:value-type="float">
            <text:p>0.3435410891</text:p>
          </table:table-cell>
          <table:table-cell table:formula="of:=[.I16]/[.F16]" office:value-type="float" office:value="1.582566" calcext:value-type="float">
            <text:p>1.5825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258" calcext:value-type="float">
            <text:p>12.425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I91]/[.G17]" office:value-type="float" office:value="0.276207605209765" calcext:value-type="float">
            <text:p>0.2762076052</text:p>
          </table:table-cell>
          <table:table-cell table:formula="of:=[.I91]/[.H17]" office:value-type="float" office:value="0.29715140852343" calcext:value-type="float">
            <text:p>0.2971514085</text:p>
          </table:table-cell>
          <table:table-cell table:formula="of:=[.I17]/[.F17]" office:value-type="float" office:value="1.2660528" calcext:value-type="float">
            <text:p>1.26605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[.I92]/[.G18]" office:value-type="float" office:value="0.252421711859833" calcext:value-type="float">
            <text:p>0.2524217119</text:p>
          </table:table-cell>
          <table:table-cell table:formula="of:=[.I92]/[.H18]" office:value-type="float" office:value="0.236163521308672" calcext:value-type="float">
            <text:p>0.2361635213</text:p>
          </table:table-cell>
          <table:table-cell table:formula="of:=[.I18]/[.F18]" office:value-type="float" office:value="1.055044" calcext:value-type="float">
            <text:p>1.0550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9068" calcext:value-type="float">
            <text:p>5.9068</text:p>
          </table:table-cell>
          <table:table-cell table:formula="of:=AVERAGE([.C93:.C99])" office:value-type="float" office:value="6.166552" calcext:value-type="float">
            <text:p>6.166552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I93]/[.G19]" office:value-type="float" office:value="0.218806842471727" calcext:value-type="float">
            <text:p>0.2188068425</text:p>
          </table:table-cell>
          <table:table-cell table:formula="of:=[.I93]/[.H19]" office:value-type="float" office:value="0.193667336101549" calcext:value-type="float">
            <text:p>0.1936673361</text:p>
          </table:table-cell>
          <table:table-cell table:formula="of:=[.I19]/[.F19]" office:value-type="float" office:value="0.904323428571429" calcext:value-type="float">
            <text:p>0.90432342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6118" calcext:value-type="float">
            <text:p>6.2611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I94]/[.G20]" office:value-type="float" office:value="0.164653658061544" calcext:value-type="float">
            <text:p>0.1646536581</text:p>
          </table:table-cell>
          <table:table-cell table:formula="of:=[.I94]/[.H20]" office:value-type="float" office:value="0.201042148872458" calcext:value-type="float">
            <text:p>0.2010421489</text:p>
          </table:table-cell>
          <table:table-cell table:formula="of:=[.I20]/[.F20]" office:value-type="float" office:value="0.791283" calcext:value-type="float">
            <text:p>0.79128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4909" calcext:value-type="float">
            <text:p>9.0490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3169" calcext:value-type="float">
            <text:p>5.1316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43885" calcext:value-type="float">
            <text:p>6.4388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2005" calcext:value-type="float">
            <text:p>6.2200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00588" calcext:value-type="float">
            <text:p>6.0058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82106" calcext:value-type="float">
            <text:p>7.82106</text:p>
          </table:table-cell>
          <table:table-cell/>
          <table:table-cell table:formula="of:=AVERAGE([.C101:.C107])" office:value-type="float" office:value="5.39024" calcext:value-type="float">
            <text:p>5.3902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40329" calcext:value-type="float">
            <text:p>5.403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52673" calcext:value-type="float">
            <text:p>4.5267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7.25494" calcext:value-type="float">
            <text:p>7.2549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71467" calcext:value-type="float">
            <text:p>4.7146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05157" calcext:value-type="float">
            <text:p>5.051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1507" calcext:value-type="float">
            <text:p>4.4150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61748" calcext:value-type="float">
            <text:p>4.61748</text:p>
          </table:table-cell>
          <table:table-cell table:formula="of:=AVERAGE([.C109:.C115])" office:value-type="float" office:value="4.643482" calcext:value-type="float">
            <text:p>4.64348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87273" calcext:value-type="float">
            <text:p>4.8727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15839" calcext:value-type="float">
            <text:p>4.158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42179" calcext:value-type="float">
            <text:p>6.4217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.23909" calcext:value-type="float">
            <text:p>5.2390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32972" calcext:value-type="float">
            <text:p>4.3297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44609" calcext:value-type="float">
            <text:p>5.4460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4174" calcext:value-type="float">
            <text:p>3.64174</text:p>
          </table:table-cell>
          <table:table-cell/>
          <table:table-cell table:formula="of:=AVERAGE([.C117:.C123])" office:value-type="float" office:value="4.5837" calcext:value-type="float">
            <text:p>4.583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88681" calcext:value-type="float">
            <text:p>4.8868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.61529" calcext:value-type="float">
            <text:p>5.6152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8256" calcext:value-type="float">
            <text:p>3.825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473" calcext:value-type="float">
            <text:p>3.9447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64607" calcext:value-type="float">
            <text:p>4.6460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65311" calcext:value-type="float">
            <text:p>5.6531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09212" calcext:value-type="float">
            <text:p>4.09212</text:p>
          </table:table-cell>
          <table:table-cell table:formula="of:=AVERAGE([.C125:.C131])" office:value-type="float" office:value="4.179688" calcext:value-type="float">
            <text:p>4.17968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60308" calcext:value-type="float">
            <text:p>3.6030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65541" calcext:value-type="float">
            <text:p>4.65541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0107" calcext:value-type="float">
            <text:p>4.0107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2862" calcext:value-type="float">
            <text:p>4.3286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24909" calcext:value-type="float">
            <text:p>6.2490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.81159" calcext:value-type="float">
            <text:p>3.8115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35256" calcext:value-type="float">
            <text:p>4.35256</text:p>
          </table:table-cell>
          <table:table-cell table:formula="of:=AVERAGE([.C133:.C139])" office:value-type="float" office:value="4.132976" calcext:value-type="float">
            <text:p>4.13297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43174" calcext:value-type="float">
            <text:p>4.4317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06065" calcext:value-type="float">
            <text:p>4.0606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04534" calcext:value-type="float">
            <text:p>4.0453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48697" calcext:value-type="float">
            <text:p>4.48697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.77459" calcext:value-type="float">
            <text:p>3.7745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73198" calcext:value-type="float">
            <text:p>3.731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64091" calcext:value-type="float">
            <text:p>3.64091</text:p>
          </table:table-cell>
          <table:table-cell/>
          <table:table-cell table:formula="of:=AVERAGE([.C141:.C147])" office:value-type="float" office:value="4.805742" calcext:value-type="float">
            <text:p>4.80574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96222" calcext:value-type="float">
            <text:p>4.9622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72924" calcext:value-type="float">
            <text:p>4.7292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99443" calcext:value-type="float">
            <text:p>4.9944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84923" calcext:value-type="float">
            <text:p>5.84923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48908" calcext:value-type="float">
            <text:p>4.48908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85374" calcext:value-type="float">
            <text:p>4.8537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.9438" calcext:value-type="float">
            <text:p>55.9438</text:p>
          </table:table-cell>
          <table:table-cell/>
          <table:table-cell table:formula="of:=AVERAGE([.C150:.C156])" office:value-type="float" office:value="63.25656" calcext:value-type="float">
            <text:p>63.256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3709" calcext:value-type="float">
            <text:p>70.370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4.8828" calcext:value-type="float">
            <text:p>64.882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6.5699" calcext:value-type="float">
            <text:p>66.569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5.5367" calcext:value-type="float">
            <text:p>65.536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9.0121" calcext:value-type="float">
            <text:p>59.012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.2813" calcext:value-type="float">
            <text:p>60.281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5973" calcext:value-type="float">
            <text:p>25.5973</text:p>
          </table:table-cell>
          <table:table-cell/>
          <table:table-cell table:formula="of:=AVERAGE([.C158:.C164])" office:value-type="float" office:value="32.9704" calcext:value-type="float">
            <text:p>32.97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3.3711" calcext:value-type="float">
            <text:p>33.371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046" calcext:value-type="float">
            <text:p>27.04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9.9067" calcext:value-type="float">
            <text:p>39.906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0479" calcext:value-type="float">
            <text:p>42.047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4.1444" calcext:value-type="float">
            <text:p>34.144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3838" calcext:value-type="float">
            <text:p>30.383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7.9301" calcext:value-type="float">
            <text:p>27.9301</text:p>
          </table:table-cell>
          <table:table-cell table:formula="of:=AVERAGE([.C166:.C172])" office:value-type="float" office:value="23.32018" calcext:value-type="float">
            <text:p>23.3201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2316" calcext:value-type="float">
            <text:p>21.231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2.8685" calcext:value-type="float">
            <text:p>22.868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.8844" calcext:value-type="float">
            <text:p>20.884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3.6863" calcext:value-type="float">
            <text:p>23.686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386" calcext:value-type="float">
            <text:p>18.838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7182" calcext:value-type="float">
            <text:p>29.718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9657" calcext:value-type="float">
            <text:p>21.9657</text:p>
          </table:table-cell>
          <table:table-cell table:formula="of:=AVERAGE([.C174:.C180])" office:value-type="float" office:value="20.28014" calcext:value-type="float">
            <text:p>20.2801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0507" calcext:value-type="float">
            <text:p>21.050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124" calcext:value-type="float">
            <text:p>23.512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4819" calcext:value-type="float">
            <text:p>21.481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854" calcext:value-type="float">
            <text:p>18.485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1681" calcext:value-type="float">
            <text:p>15.168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17" calcext:value-type="float">
            <text:p>18.41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7141" calcext:value-type="float">
            <text:p>19.7141</text:p>
          </table:table-cell>
          <table:table-cell/>
          <table:table-cell table:formula="of:=AVERAGE([.C182:.C188])" office:value-type="float" office:value="16.06262" calcext:value-type="float">
            <text:p>16.0626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.1664" calcext:value-type="float">
            <text:p>16.166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7171" calcext:value-type="float">
            <text:p>12.71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7.9577" calcext:value-type="float">
            <text:p>17.957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8161" calcext:value-type="float">
            <text:p>12.816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4.943" calcext:value-type="float">
            <text:p>14.94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8.4299" calcext:value-type="float">
            <text:p>18.429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6957" calcext:value-type="float">
            <text:p>17.6957</text:p>
          </table:table-cell>
          <table:table-cell/>
          <table:table-cell table:formula="of:=AVERAGE([.C190:.C196])" office:value-type="float" office:value="14.02416" calcext:value-type="float">
            <text:p>14.0241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9585" calcext:value-type="float">
            <text:p>16.958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.7444" calcext:value-type="float">
            <text:p>13.744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.64" calcext:value-type="float">
            <text:p>12.6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5476" calcext:value-type="float">
            <text:p>15.547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.2303" calcext:value-type="float">
            <text:p>11.230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9788" calcext:value-type="float">
            <text:p>10.978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7773" calcext:value-type="float">
            <text:p>13.7773</text:p>
          </table:table-cell>
          <table:table-cell/>
          <table:table-cell table:formula="of:=AVERAGE([.C198:.C204])" office:value-type="float" office:value="12.35628" calcext:value-type="float">
            <text:p>12.3562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9509" calcext:value-type="float">
            <text:p>10.950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6896" calcext:value-type="float">
            <text:p>10.689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.5175" calcext:value-type="float">
            <text:p>11.517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8822" calcext:value-type="float">
            <text:p>10.882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.7808" calcext:value-type="float">
            <text:p>12.780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.65" calcext:value-type="float">
            <text:p>15.6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74927" calcext:value-type="float">
            <text:p>9.74927</text:p>
          </table:table-cell>
          <table:table-cell table:formula="of:=AVERAGE([.C206:.C212])" office:value-type="float" office:value="11.60091" calcext:value-type="float">
            <text:p>11.6009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1007" calcext:value-type="float">
            <text:p>11.100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8746" calcext:value-type="float">
            <text:p>8.587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1216" calcext:value-type="float">
            <text:p>14.121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93898" calcext:value-type="float">
            <text:p>9.9389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.094" calcext:value-type="float">
            <text:p>13.09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9413" calcext:value-type="float">
            <text:p>15.941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.0767" calcext:value-type="float">
            <text:p>10.0767</text:p>
          </table:table-cell>
          <table:table-cell table:formula="of:=AVERAGE([.C214:.C220])" office:value-type="float" office:value="9.987032" calcext:value-type="float">
            <text:p>9.98703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1343" calcext:value-type="float">
            <text:p>8.3134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7728" calcext:value-type="float">
            <text:p>8.772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37886" calcext:value-type="float">
            <text:p>8.3788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4704" calcext:value-type="float">
            <text:p>11.47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2386" calcext:value-type="float">
            <text:p>11.238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4682" calcext:value-type="float">
            <text:p>11.468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87503" calcext:value-type="float">
            <text:p>8.87503</text:p>
          </table:table-cell>
          <table:table-cell table:formula="of:=AVERAGE([.C222:.C228])" office:value-type="float" office:value="9.563718" calcext:value-type="float">
            <text:p>9.56371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2153" calcext:value-type="float">
            <text:p>10.215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793" calcext:value-type="float">
            <text:p>7.97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.49988" calcext:value-type="float">
            <text:p>9.4998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482" calcext:value-type="float">
            <text:p>10.74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02838" calcext:value-type="float">
            <text:p>8.0283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1.2" calcext:value-type="float">
            <text:p>11.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96488" calcext:value-type="float">
            <text:p>5.96488</text:p>
          </table:table-cell>
          <table:table-cell table:formula="of:=AVERAGE([.C230:.C236])" office:value-type="float" office:value="5.990132" calcext:value-type="float">
            <text:p>5.99013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0168" calcext:value-type="float">
            <text:p>4.7016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23074" calcext:value-type="float">
            <text:p>5.2307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61954" calcext:value-type="float">
            <text:p>6.6195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8496" calcext:value-type="float">
            <text:p>5.849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3155" calcext:value-type="float">
            <text:p>6.5315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859" calcext:value-type="float">
            <text:p>6.285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43771" calcext:value-type="float">
            <text:p>4.43771</text:p>
          </table:table-cell>
          <table:table-cell table:formula="of:=AVERAGE([.C238:.C244])" office:value-type="float" office:value="5.107418" calcext:value-type="float">
            <text:p>5.10741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36904" calcext:value-type="float">
            <text:p>4.3690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93595" calcext:value-type="float">
            <text:p>4.93595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42339" calcext:value-type="float">
            <text:p>5.4233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1889" calcext:value-type="float">
            <text:p>4.2188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6.371" calcext:value-type="float">
            <text:p>6.37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63644" calcext:value-type="float">
            <text:p>6.6364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88088" calcext:value-type="float">
            <text:p>4.88088</text:p>
          </table:table-cell>
          <table:table-cell table:formula="of:=AVERAGE([.C246:.C252])" office:value-type="float" office:value="4.606628" calcext:value-type="float">
            <text:p>4.60662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29392" calcext:value-type="float">
            <text:p>4.2939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68984" calcext:value-type="float">
            <text:p>4.6898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38651" calcext:value-type="float">
            <text:p>4.3865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8232" calcext:value-type="float">
            <text:p>4.0823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78199" calcext:value-type="float">
            <text:p>4.7819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50836" calcext:value-type="float">
            <text:p>5.5083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71741" calcext:value-type="float">
            <text:p>4.71741</text:p>
          </table:table-cell>
          <table:table-cell table:formula="of:=AVERAGE([.C254:.C260])" office:value-type="float" office:value="4.260632" calcext:value-type="float">
            <text:p>4.26063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1628" calcext:value-type="float">
            <text:p>4.162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171" calcext:value-type="float">
            <text:p>3.9417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47521" calcext:value-type="float">
            <text:p>5.4752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9771" calcext:value-type="float">
            <text:p>3.8977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292" calcext:value-type="float">
            <text:p>3.9429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53832" calcext:value-type="float">
            <text:p>4.538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812" calcext:value-type="float">
            <text:p>4.3812</text:p>
          </table:table-cell>
          <table:table-cell table:formula="of:=AVERAGE([.C262:.C268])" office:value-type="float" office:value="4.46743" calcext:value-type="float">
            <text:p>4.4674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85965" calcext:value-type="float">
            <text:p>4.8596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175" calcext:value-type="float">
            <text:p>4.17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55905" calcext:value-type="float">
            <text:p>4.5590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76679" calcext:value-type="float">
            <text:p>3.7667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05906" calcext:value-type="float">
            <text:p>6.05906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6225" calcext:value-type="float">
            <text:p>4.3622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19235" calcext:value-type="float">
            <text:p>4.19235</text:p>
          </table:table-cell>
          <table:table-cell table:formula="of:=AVERAGE([.C270:.C276])" office:value-type="float" office:value="4.669468" calcext:value-type="float">
            <text:p>4.66946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77266" calcext:value-type="float">
            <text:p>5.77266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73049" calcext:value-type="float">
            <text:p>4.7304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.19289" calcext:value-type="float">
            <text:p>5.1928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06147" calcext:value-type="float">
            <text:p>4.06147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45666" calcext:value-type="float">
            <text:p>4.4566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77495" calcext:value-type="float">
            <text:p>4.7749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7774" calcext:value-type="float">
            <text:p>3.7774</text:p>
          </table:table-cell>
          <table:table-cell/>
          <table:table-cell table:formula="of:=AVERAGE([.C278:.C284])" office:value-type="float" office:value="3.935906" calcext:value-type="float">
            <text:p>3.9359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15264" calcext:value-type="float">
            <text:p>4.1526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79067" calcext:value-type="float">
            <text:p>3.79067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3762" calcext:value-type="float">
            <text:p>5.376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88183" calcext:value-type="float">
            <text:p>3.8818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97025" calcext:value-type="float">
            <text:p>3.9702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88414" calcext:value-type="float">
            <text:p>3.8841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5:33:12.180727178</meta:creation-date>
    <meta:generator>LibreOffice/5.1.6.2$Linux_X86_64 LibreOffice_project/10m0$Build-2</meta:generator>
    <dc:date>2018-03-24T17:28:01.013743291</dc:date>
    <meta:editing-duration>PT1H23M10S</meta:editing-duration>
    <meta:editing-cycles>34</meta:editing-cycles>
    <meta:document-statistic meta:table-count="1" meta:cell-count="10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51cm" svg:height="11.715cm" xlink:href=".." xlink:type="simple" chart:class="chart:scatter" chart:style-name="ch1">
        <chart:title svg:x="8.152cm" svg:y="0.37cm" chart:style-name="ch2">
          <text:p>Xeon PHI</text:p>
        </chart:title>
        <chart:subtitle svg:x="7.663cm" svg:y="1.383cm" chart:style-name="ch3">
          <text:p>Completion Time</text:p>
        </chart:subtitle>
        <chart:legend chart:legend-position="end" svg:x="14.593cm" svg:y="5.06cm" style:legend-expansion="high" chart:style-name="ch4"/>
        <chart:plot-area chart:style-name="ch5" table:cell-range-address="Sheet1.F3:Sheet1.I20" chart:data-source-has-labels="row" svg:x="1.378cm" svg:y="2.3cm" svg:width="12.848cm" svg:height="8.2cm">
          <chartooo:coordinate-region svg:x="1.999cm" svg:y="2.5cm" svg:width="12.04cm" svg:height="7.353cm"/>
          <chart:axis chart:dimension="x" chart:name="primary-x" chart:style-name="ch6">
            <chart:title svg:x="6.369cm" svg:y="10.734cm" chart:style-name="ch7">
              <text:p>Number of Workers</text:p>
            </chart:title>
          </chart:axis>
          <chart:axis chart:dimension="y" chart:name="primary-y" chart:style-name="ch6">
            <chart:title svg:x="0.451cm" svg:y="7.661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G4:Sheet1.G20" chart:label-cell-address="Sheet1.G3:Sheet1.G3" chart:class="chart:scatter">
            <chart:domain table:cell-range-address="Sheet1.F4:Sheet1.F20"/>
            <chart:data-point chart:repeated="17"/>
          </chart:series>
          <chart:series chart:style-name="ch11" chart:values-cell-range-address="Sheet1.H4:Sheet1.H20" chart:label-cell-address="Sheet1.H3:Sheet1.H3" chart:class="chart:scatter">
            <chart:data-point chart:repeated="17"/>
          </chart:series>
          <chart:series chart:style-name="ch12" chart:values-cell-range-address="Sheet1.I4:Sheet1.I20" chart:label-cell-address="Sheet1.I3:Sheet1.I3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3:Sheet1.G3</svg:desc>
                </draw:g>
              </table:table-cell>
              <table:table-cell office:value-type="string">
                <text:p>Threads</text:p>
                <draw:g>
                  <svg:desc>Sheet1.H3:Sheet1.H3</svg:desc>
                </draw:g>
              </table:table-cell>
              <table:table-cell office:value-type="string">
                <text:p>Sequential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4:Sheet1.F20</svg:desc>
                </draw:g>
              </table:table-cell>
              <table:table-cell office:value-type="float" office:value="62.148">
                <text:p>62.148</text:p>
                <draw:g>
                  <svg:desc>Sheet1.G4:Sheet1.G20</svg:desc>
                </draw:g>
              </table:table-cell>
              <table:table-cell office:value-type="float" office:value="63.25656">
                <text:p>63.25656</text:p>
                <draw:g>
                  <svg:desc>Sheet1.H4:Sheet1.H20</svg:desc>
                </draw:g>
              </table:table-cell>
              <table:table-cell office:value-type="float" office:value="63.30264">
                <text:p>63.30264</text:p>
                <draw:g>
                  <svg:desc>Sheet1.I4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9133">
                <text:p>33.9133</text:p>
              </table:table-cell>
              <table:table-cell office:value-type="float" office:value="32.9704">
                <text:p>32.9704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.29696">
                <text:p>22.29696</text:p>
              </table:table-cell>
              <table:table-cell office:value-type="float" office:value="23.32018">
                <text:p>23.3201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45844">
                <text:p>17.45844</text:p>
              </table:table-cell>
              <table:table-cell office:value-type="float" office:value="20.28014">
                <text:p>20.28014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.53972">
                <text:p>15.53972</text:p>
              </table:table-cell>
              <table:table-cell office:value-type="float" office:value="16.06262">
                <text:p>16.0626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5817">
                <text:p>14.5817</text:p>
              </table:table-cell>
              <table:table-cell office:value-type="float" office:value="14.02416">
                <text:p>14.02416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91402">
                <text:p>10.91402</text:p>
              </table:table-cell>
              <table:table-cell office:value-type="float" office:value="12.35628">
                <text:p>12.3562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682582">
                <text:p>10.682582</text:p>
              </table:table-cell>
              <table:table-cell office:value-type="float" office:value="11.60091">
                <text:p>11.60091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494226">
                <text:p>10.494226</text:p>
              </table:table-cell>
              <table:table-cell office:value-type="float" office:value="9.987032">
                <text:p>9.98703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500848">
                <text:p>10.500848</text:p>
              </table:table-cell>
              <table:table-cell office:value-type="float" office:value="9.563718">
                <text:p>9.56371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.166552">
                <text:p>6.166552</text:p>
              </table:table-cell>
              <table:table-cell office:value-type="float" office:value="5.990132">
                <text:p>5.99013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5.39024">
                <text:p>5.39024</text:p>
              </table:table-cell>
              <table:table-cell office:value-type="float" office:value="5.107418">
                <text:p>5.10741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.643482">
                <text:p>4.643482</text:p>
              </table:table-cell>
              <table:table-cell office:value-type="float" office:value="4.606628">
                <text:p>4.60662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4.5837">
                <text:p>4.5837</text:p>
              </table:table-cell>
              <table:table-cell office:value-type="float" office:value="4.260632">
                <text:p>4.26063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.179688">
                <text:p>4.179688</text:p>
              </table:table-cell>
              <table:table-cell office:value-type="float" office:value="4.46743">
                <text:p>4.46743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4.132976">
                <text:p>4.132976</text:p>
              </table:table-cell>
              <table:table-cell office:value-type="float" office:value="4.669468">
                <text:p>4.66946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.805742">
                <text:p>4.805742</text:p>
              </table:table-cell>
              <table:table-cell office:value-type="float" office:value="3.935906">
                <text:p>3.935906</text:p>
              </table:table-cell>
              <table:table-cell office:value-type="float" office:value="63.30264">
                <text:p>63.30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9.935cm" xlink:href=".." xlink:type="simple" chart:class="chart:scatter" chart:style-name="ch1">
        <chart:title svg:x="6.969cm" svg:y="0.334cm" chart:style-name="ch2">
          <text:p>Xeon PHI</text:p>
        </chart:title>
        <chart:subtitle svg:x="7.154cm" svg:y="1.311cm" chart:style-name="ch3">
          <text:p>Speedup</text:p>
        </chart:subtitle>
        <chart:legend chart:legend-position="end" svg:x="12.439cm" svg:y="4.17cm" style:legend-expansion="high" chart:style-name="ch4"/>
        <chart:plot-area chart:style-name="ch5" table:cell-range-address="Sheet1.F30:Sheet1.I47" chart:data-source-has-labels="row" svg:x="1.33cm" svg:y="2.192cm" svg:width="10.79cm" svg:height="6.564cm">
          <chartooo:coordinate-region svg:x="1.951cm" svg:y="2.391cm" svg:width="9.982cm" svg:height="5.718cm"/>
          <chart:axis chart:dimension="x" chart:name="primary-x" chart:style-name="ch6">
            <chart:title svg:x="5.292cm" svg:y="8.954cm" chart:style-name="ch7">
              <text:p>Number of Workers</text:p>
            </chart:title>
          </chart:axis>
          <chart:axis chart:dimension="y" chart:name="primary-y" chart:style-name="ch6">
            <chart:title svg:x="0.451cm" svg:y="6.193cm" chart:style-name="ch8">
              <text:p>Speedup</text:p>
            </chart:title>
            <chart:grid chart:style-name="ch9" chart:class="major"/>
          </chart:axis>
          <chart:series chart:style-name="ch10" chart:values-cell-range-address="Sheet1.G31:Sheet1.G47" chart:label-cell-address="Sheet1.G30:Sheet1.G30" chart:class="chart:scatter">
            <chart:domain table:cell-range-address="Sheet1.F31:Sheet1.F47"/>
            <chart:data-point chart:repeated="17"/>
          </chart:series>
          <chart:series chart:style-name="ch11" chart:values-cell-range-address="Sheet1.H31:Sheet1.H47" chart:label-cell-address="Sheet1.H30:Sheet1.H30" chart:class="chart:scatter">
            <chart:data-point chart:repeated="17"/>
          </chart:series>
          <chart:series chart:style-name="ch12" chart:values-cell-range-address="Sheet1.I31:Sheet1.I47" chart:label-cell-address="Sheet1.I30:Sheet1.I30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30:Sheet1.G30</svg:desc>
                </draw:g>
              </table:table-cell>
              <table:table-cell office:value-type="string">
                <text:p>Threads</text:p>
                <draw:g>
                  <svg:desc>Sheet1.H30:Sheet1.H30</svg:desc>
                </draw:g>
              </table:table-cell>
              <table:table-cell office:value-type="string">
                <text:p>Ideal</text:p>
                <draw:g>
                  <svg:desc>Sheet1.I30:Sheet1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1:Sheet1.F47</svg:desc>
                </draw:g>
              </table:table-cell>
              <table:table-cell office:value-type="float" office:value="1.01857887623093">
                <text:p>1.01857887623093</text:p>
                <draw:g>
                  <svg:desc>Sheet1.G31:Sheet1.G47</svg:desc>
                </draw:g>
              </table:table-cell>
              <table:table-cell office:value-type="float" office:value="1.00072846199667">
                <text:p>1.00072846199667</text:p>
                <draw:g>
                  <svg:desc>Sheet1.H31:Sheet1.H47</svg:desc>
                </draw:g>
              </table:table-cell>
              <table:table-cell office:value-type="float" office:value="1">
                <text:p>1</text:p>
                <draw:g>
                  <svg:desc>Sheet1.I31:Sheet1.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6660218852191">
                <text:p>1.86660218852191</text:p>
              </table:table-cell>
              <table:table-cell office:value-type="float" office:value="1.9199839856356">
                <text:p>1.9199839856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390704383019">
                <text:p>2.8390704383019</text:p>
              </table:table-cell>
              <table:table-cell office:value-type="float" office:value="2.71450048841819">
                <text:p>2.71450048841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2590472000935">
                <text:p>3.62590472000935</text:p>
              </table:table-cell>
              <table:table-cell office:value-type="float" office:value="3.12141040446466">
                <text:p>3.12141040446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736023557696">
                <text:p>4.0736023557696</text:p>
              </table:table-cell>
              <table:table-cell office:value-type="float" office:value="3.94099094668242">
                <text:p>3.94099094668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34123867587456">
                <text:p>4.34123867587456</text:p>
              </table:table-cell>
              <table:table-cell office:value-type="float" office:value="4.513827566143">
                <text:p>4.513827566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80012131185393">
                <text:p>5.80012131185393</text:p>
              </table:table-cell>
              <table:table-cell office:value-type="float" office:value="5.12311472384893">
                <text:p>5.12311472384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92578086458873">
                <text:p>5.92578086458873</text:p>
              </table:table-cell>
              <table:table-cell office:value-type="float" office:value="5.45669606953248">
                <text:p>5.45669606953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03213995963113">
                <text:p>6.03213995963113</text:p>
              </table:table-cell>
              <table:table-cell office:value-type="float" office:value="6.33848374572145">
                <text:p>6.33848374572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2833599724518">
                <text:p>6.02833599724518</text:p>
              </table:table-cell>
              <table:table-cell office:value-type="float" office:value="6.6190408374651">
                <text:p>6.6190408374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.2654838554836">
                <text:p>10.2654838554836</text:p>
              </table:table-cell>
              <table:table-cell office:value-type="float" office:value="10.5678205421851">
                <text:p>10.56782054218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1.7439371901808">
                <text:p>11.7439371901808</text:p>
              </table:table-cell>
              <table:table-cell office:value-type="float" office:value="12.39425478784">
                <text:p>12.394254787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3.6325800336902">
                <text:p>13.6325800336902</text:p>
              </table:table-cell>
              <table:table-cell office:value-type="float" office:value="13.7416435622759">
                <text:p>13.74164356227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.8103802604883">
                <text:p>13.8103802604883</text:p>
              </table:table-cell>
              <table:table-cell office:value-type="float" office:value="14.8575704261715">
                <text:p>14.85757042617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5.14530271159">
                <text:p>15.14530271159</text:p>
              </table:table-cell>
              <table:table-cell office:value-type="float" office:value="14.1698112785203">
                <text:p>14.16981127852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5.3164789730209">
                <text:p>15.3164789730209</text:p>
              </table:table-cell>
              <table:table-cell office:value-type="float" office:value="13.5567135271084">
                <text:p>13.55671352710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3.1722926449235">
                <text:p>13.1722926449235</text:p>
              </table:table-cell>
              <table:table-cell office:value-type="float" office:value="16.0833719097966">
                <text:p>16.0833719097966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title svg:x="6.969cm" svg:y="0.316cm" chart:style-name="ch2">
          <text:p>Xeon PHI</text:p>
        </chart:title>
        <chart:subtitle svg:x="7.049cm" svg:y="1.275cm" chart:style-name="ch3">
          <text:p>Scalability</text:p>
        </chart:subtitle>
        <chart:legend chart:legend-position="end" svg:x="12.438cm" svg:y="3.955cm" style:legend-expansion="high" chart:style-name="ch4"/>
        <chart:plot-area chart:style-name="ch5" table:cell-range-address="Sheet1.F55:Sheet1.H72" chart:data-source-has-labels="row" svg:x="1.33cm" svg:y="2.138cm" svg:width="10.789cm" svg:height="5.707cm">
          <chartooo:coordinate-region svg:x="1.766cm" svg:y="2.337cm" svg:width="9.981cm" svg:height="4.861cm"/>
          <chart:axis chart:dimension="x" chart:name="primary-x" chart:style-name="ch6">
            <chart:title svg:x="5.291cm" svg:y="8.025cm" chart:style-name="ch7">
              <text:p>Number of Workers</text:p>
            </chart:title>
          </chart:axis>
          <chart:axis chart:dimension="y" chart:name="primary-y" chart:style-name="ch6">
            <chart:title svg:x="0.451cm" svg:y="5.789cm" chart:style-name="ch8">
              <text:p>Scalability</text:p>
            </chart:title>
            <chart:grid chart:style-name="ch9" chart:class="major"/>
          </chart:axis>
          <chart:series chart:style-name="ch10" chart:values-cell-range-address="Sheet1.G56:Sheet1.G72" chart:label-cell-address="Sheet1.G55:Sheet1.G55" chart:class="chart:scatter">
            <chart:domain table:cell-range-address="Sheet1.F56:Sheet1.F72"/>
            <chart:data-point chart:repeated="17"/>
          </chart:series>
          <chart:series chart:style-name="ch11" chart:values-cell-range-address="Sheet1.H56:Sheet1.H72" chart:label-cell-address="Sheet1.H55:Sheet1.H55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55:Sheet1.G55</svg:desc>
                </draw:g>
              </table:table-cell>
              <table:table-cell office:value-type="string">
                <text:p>Threads</text:p>
                <draw:g>
                  <svg:desc>Sheet1.H55:Sheet1.H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56:Sheet1.F72</svg:desc>
                </draw:g>
              </table:table-cell>
              <table:table-cell office:value-type="float" office:value="1">
                <text:p>1</text:p>
                <draw:g>
                  <svg:desc>Sheet1.G56:Sheet1.G72</svg:desc>
                </draw:g>
              </table:table-cell>
              <table:table-cell office:value-type="float" office:value="1">
                <text:p>1</text:p>
                <draw:g>
                  <svg:desc>Sheet1.H56:Sheet1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3255536913246">
                <text:p>1.83255536913246</text:p>
              </table:table-cell>
              <table:table-cell office:value-type="float" office:value="1.91858636837891">
                <text:p>1.91858636837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8728580039611">
                <text:p>2.78728580039611</text:p>
              </table:table-cell>
              <table:table-cell office:value-type="float" office:value="2.71252451739223">
                <text:p>2.71252451739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5976822671441">
                <text:p>3.55976822671441</text:p>
              </table:table-cell>
              <table:table-cell office:value-type="float" office:value="3.11913823080117">
                <text:p>3.11913823080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99929985868471">
                <text:p>3.99929985868471</text:p>
              </table:table-cell>
              <table:table-cell office:value-type="float" office:value="3.93812217434018">
                <text:p>3.93812217434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26205449296035">
                <text:p>4.26205449296035</text:p>
              </table:table-cell>
              <table:table-cell office:value-type="float" office:value="4.51054180785159">
                <text:p>4.51054180785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69432711319935">
                <text:p>5.69432711319935</text:p>
              </table:table-cell>
              <table:table-cell office:value-type="float" office:value="5.11938544610514">
                <text:p>5.11938544610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1769463599718">
                <text:p>5.81769463599718</text:p>
              </table:table-cell>
              <table:table-cell office:value-type="float" office:value="5.45272396734394">
                <text:p>5.45272396734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92211374140408">
                <text:p>5.92211374140408</text:p>
              </table:table-cell>
              <table:table-cell office:value-type="float" office:value="6.33386976230776">
                <text:p>6.33386976230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91837916328281">
                <text:p>5.91837916328281</text:p>
              </table:table-cell>
              <table:table-cell office:value-type="float" office:value="6.61422262764335">
                <text:p>6.61422262764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.0782414548681">
                <text:p>10.0782414548681</text:p>
              </table:table-cell>
              <table:table-cell office:value-type="float" office:value="10.560127890337">
                <text:p>10.560127890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1.5297278043278">
                <text:p>11.5297278043278</text:p>
              </table:table-cell>
              <table:table-cell office:value-type="float" office:value="12.3852326165589">
                <text:p>12.3852326165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3.3839218069543">
                <text:p>13.3839218069543</text:p>
              </table:table-cell>
              <table:table-cell office:value-type="float" office:value="13.7316405839586">
                <text:p>13.7316405839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.558478958047">
                <text:p>13.558478958047</text:p>
              </table:table-cell>
              <table:table-cell office:value-type="float" office:value="14.846755129286">
                <text:p>14.846755129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4.8690524268797">
                <text:p>14.8690524268797</text:p>
              </table:table-cell>
              <table:table-cell office:value-type="float" office:value="14.1594966233383">
                <text:p>14.1594966233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5.0371064337175">
                <text:p>15.0371064337175</text:p>
              </table:table-cell>
              <table:table-cell office:value-type="float" office:value="13.5468451652308">
                <text:p>13.5468451652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.9320300590419">
                <text:p>12.9320300590419</text:p>
              </table:table-cell>
              <table:table-cell office:value-type="float" office:value="16.0716643131213">
                <text:p>16.0716643131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934cm" xlink:href=".." xlink:type="simple" chart:class="chart:scatter" chart:style-name="ch1">
        <chart:title svg:x="6.969cm" svg:y="0.334cm" chart:style-name="ch2">
          <text:p>Xeon PHI</text:p>
        </chart:title>
        <chart:subtitle svg:x="5.527cm" svg:y="1.311cm" chart:style-name="ch3">
          <text:p>Speedup (up to 10 workers)</text:p>
        </chart:subtitle>
        <chart:legend chart:legend-position="end" svg:x="12.438cm" svg:y="4.17cm" style:legend-expansion="high" chart:style-name="ch4"/>
        <chart:plot-area chart:style-name="ch5" table:cell-range-address="Sheet1.F30:Sheet1.I40" chart:data-source-has-labels="row" svg:x="1.33cm" svg:y="2.192cm" svg:width="10.789cm" svg:height="6.563cm">
          <chartooo:coordinate-region svg:x="1.766cm" svg:y="2.391cm" svg:width="9.981cm" svg:height="5.717cm"/>
          <chart:axis chart:dimension="x" chart:name="primary-x" chart:style-name="ch6">
            <chart:title svg:x="5.291cm" svg:y="8.953cm" chart:style-name="ch7">
              <text:p>Number of Workers</text:p>
            </chart:title>
          </chart:axis>
          <chart:axis chart:dimension="y" chart:name="primary-y" chart:style-name="ch6">
            <chart:title svg:x="0.451cm" svg:y="6.192cm" chart:style-name="ch8">
              <text:p>Speedup</text:p>
            </chart:title>
            <chart:grid chart:style-name="ch9" chart:class="major"/>
          </chart:axis>
          <chart:series chart:style-name="ch10" chart:values-cell-range-address="Sheet1.G31:Sheet1.G40" chart:label-cell-address="Sheet1.G30:Sheet1.G30" chart:class="chart:scatter">
            <chart:domain table:cell-range-address="Sheet1.F31:Sheet1.F40"/>
            <chart:data-point chart:repeated="10"/>
          </chart:series>
          <chart:series chart:style-name="ch11" chart:values-cell-range-address="Sheet1.H31:Sheet1.H40" chart:label-cell-address="Sheet1.H30:Sheet1.H30" chart:class="chart:scatter">
            <chart:data-point chart:repeated="10"/>
          </chart:series>
          <chart:series chart:style-name="ch12" chart:values-cell-range-address="Sheet1.I31:Sheet1.I40" chart:label-cell-address="Sheet1.I30:Sheet1.I30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30:Sheet1.G30</svg:desc>
                </draw:g>
              </table:table-cell>
              <table:table-cell office:value-type="string">
                <text:p>Threads</text:p>
                <draw:g>
                  <svg:desc>Sheet1.H30:Sheet1.H30</svg:desc>
                </draw:g>
              </table:table-cell>
              <table:table-cell office:value-type="string">
                <text:p>Ideal</text:p>
                <draw:g>
                  <svg:desc>Sheet1.I30:Sheet1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1:Sheet1.F40</svg:desc>
                </draw:g>
              </table:table-cell>
              <table:table-cell office:value-type="float" office:value="1.01857887623093">
                <text:p>1.01857887623093</text:p>
                <draw:g>
                  <svg:desc>Sheet1.G31:Sheet1.G40</svg:desc>
                </draw:g>
              </table:table-cell>
              <table:table-cell office:value-type="float" office:value="1.00072846199667">
                <text:p>1.00072846199667</text:p>
                <draw:g>
                  <svg:desc>Sheet1.H31:Sheet1.H40</svg:desc>
                </draw:g>
              </table:table-cell>
              <table:table-cell office:value-type="float" office:value="1">
                <text:p>1</text:p>
                <draw:g>
                  <svg:desc>Sheet1.I31:Sheet1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6660218852191">
                <text:p>1.86660218852191</text:p>
              </table:table-cell>
              <table:table-cell office:value-type="float" office:value="1.9199839856356">
                <text:p>1.9199839856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390704383019">
                <text:p>2.8390704383019</text:p>
              </table:table-cell>
              <table:table-cell office:value-type="float" office:value="2.71450048841819">
                <text:p>2.71450048841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2590472000935">
                <text:p>3.62590472000935</text:p>
              </table:table-cell>
              <table:table-cell office:value-type="float" office:value="3.12141040446466">
                <text:p>3.12141040446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736023557696">
                <text:p>4.0736023557696</text:p>
              </table:table-cell>
              <table:table-cell office:value-type="float" office:value="3.94099094668242">
                <text:p>3.94099094668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34123867587456">
                <text:p>4.34123867587456</text:p>
              </table:table-cell>
              <table:table-cell office:value-type="float" office:value="4.513827566143">
                <text:p>4.513827566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80012131185393">
                <text:p>5.80012131185393</text:p>
              </table:table-cell>
              <table:table-cell office:value-type="float" office:value="5.12311472384893">
                <text:p>5.12311472384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92578086458873">
                <text:p>5.92578086458873</text:p>
              </table:table-cell>
              <table:table-cell office:value-type="float" office:value="5.45669606953248">
                <text:p>5.45669606953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03213995963113">
                <text:p>6.03213995963113</text:p>
              </table:table-cell>
              <table:table-cell office:value-type="float" office:value="6.33848374572145">
                <text:p>6.33848374572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2833599724518">
                <text:p>6.02833599724518</text:p>
              </table:table-cell>
              <table:table-cell office:value-type="float" office:value="6.6190408374651">
                <text:p>6.619040837465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Xeon PHI</text:p>
        </chart:title>
        <chart:subtitle svg:x="7.096cm" svg:y="1.275cm" chart:style-name="ch3">
          <text:p>Efficiency</text:p>
        </chart:subtitle>
        <chart:legend chart:legend-position="end" svg:x="12.454cm" svg:y="3.952cm" style:legend-expansion="high" chart:style-name="ch4"/>
        <chart:plot-area chart:style-name="ch5" table:cell-range-address="Sheet1.F77:Sheet1.H94" chart:data-source-has-labels="row" svg:x="1.331cm" svg:y="2.138cm" svg:width="10.803cm" svg:height="5.701cm">
          <chartooo:coordinate-region svg:x="2.058cm" svg:y="2.338cm" svg:width="9.889cm" svg:height="4.854cm"/>
          <chart:axis chart:dimension="x" chart:name="primary-x" chart:style-name="ch6">
            <chart:title svg:x="5.299cm" svg:y="8.019cm" chart:style-name="ch7">
              <text:p>Number of Workers</text:p>
            </chart:title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1.G78:Sheet1.G94" chart:label-cell-address="Sheet1.G77:Sheet1.G77" chart:class="chart:scatter">
            <chart:domain table:cell-range-address="Sheet1.F78:Sheet1.F94"/>
            <chart:data-point chart:repeated="17"/>
          </chart:series>
          <chart:series chart:style-name="ch11" chart:values-cell-range-address="Sheet1.H78:Sheet1.H94" chart:label-cell-address="Sheet1.H77:Sheet1.H77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77:Sheet1.G77</svg:desc>
                </draw:g>
              </table:table-cell>
              <table:table-cell office:value-type="string">
                <text:p>Threads</text:p>
                <draw:g>
                  <svg:desc>Sheet1.H77:Sheet1.H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78:Sheet1.F94</svg:desc>
                </draw:g>
              </table:table-cell>
              <table:table-cell office:value-type="float" office:value="1.01857887623093">
                <text:p>1.01857887623093</text:p>
                <draw:g>
                  <svg:desc>Sheet1.G78:Sheet1.G94</svg:desc>
                </draw:g>
              </table:table-cell>
              <table:table-cell office:value-type="float" office:value="1.00072846199667">
                <text:p>1.00072846199667</text:p>
                <draw:g>
                  <svg:desc>Sheet1.H78:Sheet1.H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3301094260954">
                <text:p>0.933301094260954</text:p>
              </table:table-cell>
              <table:table-cell office:value-type="float" office:value="0.9599919928178">
                <text:p>0.9599919928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6356812767301">
                <text:p>0.946356812767301</text:p>
              </table:table-cell>
              <table:table-cell office:value-type="float" office:value="0.904833496139395">
                <text:p>0.904833496139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6476180002337">
                <text:p>0.906476180002337</text:p>
              </table:table-cell>
              <table:table-cell office:value-type="float" office:value="0.780352601116166">
                <text:p>0.780352601116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14720471153921">
                <text:p>0.814720471153921</text:p>
              </table:table-cell>
              <table:table-cell office:value-type="float" office:value="0.788198189336485">
                <text:p>0.788198189336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23539779312426">
                <text:p>0.723539779312426</text:p>
              </table:table-cell>
              <table:table-cell office:value-type="float" office:value="0.752304594357167">
                <text:p>0.752304594357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28588758836276">
                <text:p>0.828588758836276</text:p>
              </table:table-cell>
              <table:table-cell office:value-type="float" office:value="0.731873531978418">
                <text:p>0.731873531978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40722608073591">
                <text:p>0.740722608073591</text:p>
              </table:table-cell>
              <table:table-cell office:value-type="float" office:value="0.682087008691559">
                <text:p>0.682087008691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70237773292348">
                <text:p>0.670237773292348</text:p>
              </table:table-cell>
              <table:table-cell office:value-type="float" office:value="0.704275971746828">
                <text:p>0.704275971746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02833599724518">
                <text:p>0.602833599724518</text:p>
              </table:table-cell>
              <table:table-cell office:value-type="float" office:value="0.66190408374651">
                <text:p>0.66190408374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513274192774179">
                <text:p>0.513274192774179</text:p>
              </table:table-cell>
              <table:table-cell office:value-type="float" office:value="0.528391027109252">
                <text:p>0.528391027109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391464573006026">
                <text:p>0.391464573006026</text:p>
              </table:table-cell>
              <table:table-cell office:value-type="float" office:value="0.413141826261332">
                <text:p>0.413141826261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340814500842256">
                <text:p>0.340814500842256</text:p>
              </table:table-cell>
              <table:table-cell office:value-type="float" office:value="0.343541089056898">
                <text:p>0.343541089056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276207605209765">
                <text:p>0.276207605209765</text:p>
              </table:table-cell>
              <table:table-cell office:value-type="float" office:value="0.29715140852343">
                <text:p>0.29715140852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252421711859833">
                <text:p>0.252421711859833</text:p>
              </table:table-cell>
              <table:table-cell office:value-type="float" office:value="0.236163521308672">
                <text:p>0.236163521308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218806842471727">
                <text:p>0.218806842471727</text:p>
              </table:table-cell>
              <table:table-cell office:value-type="float" office:value="0.193667336101549">
                <text:p>0.1936673361015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164653658061544">
                <text:p>0.164653658061544</text:p>
              </table:table-cell>
              <table:table-cell office:value-type="float" office:value="0.201042148872458">
                <text:p>0.2010421488724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